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18"/>
  </office:automatic-styles>
  <office:body>
    <office:spreadsheet>
      <table:calculation-settings table:automatic-find-labels="false" table:use-regular-expressions="false" table:use-wildcards="true"/>
      <table:table table:name="soll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ens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table:number-columns-repeated="3"/>
          <table:table-cell office:value-type="string" calcext:value-type="string">
            <text:p>Bildbreite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9]+[.$A2]*[.B$10]" office:value-type="float" office:value="3408.95" calcext:value-type="float">
            <text:p>3408.95</text:p>
          </table:table-cell>
          <table:table-cell table:style-name="ce1" table:formula="of:=[.C$9]+[.$A2]*[.C$10]" office:value-type="float" office:value="9.71" calcext:value-type="float">
            <text:p>9.71</text:p>
          </table:table-cell>
          <table:table-cell table:style-name="ce1" table:formula="of:=[.D$9]+[.$A2]*[.D$10]" office:value-type="float" office:value="25.63" calcext:value-type="float">
            <text:p>25.63</text:p>
          </table:table-cell>
          <table:table-cell table:style-name="ce2" table:formula="of:=[.E$9]+[.$A2]*[.E$10]" office:value-type="float" office:value="0.010554" calcext:value-type="float">
            <text:p>0.010554</text:p>
          </table:table-cell>
          <table:table-cell table:style-name="ce2" table:formula="of:=[.F$9]+[.$A2]*[.F$10]" office:value-type="float" office:value="0.12894" calcext:value-type="float">
            <text:p>0.128940</text:p>
          </table:table-cell>
          <table:table-cell table:style-name="ce2" table:formula="of:=[.G$9]+[.$A2]*[.G$10]" office:value-type="float" office:value="-0.25334" calcext:value-type="float">
            <text:p>-0.253340</text:p>
          </table:table-cell>
          <table:table-cell table:number-columns-repeated="3"/>
          <table:table-cell office:value-type="string" calcext:value-type="string">
            <text:p>Bildhöhe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9]+[.$A3]*[.B$10]" office:value-type="float" office:value="3430.6" calcext:value-type="float">
            <text:p>3430.60</text:p>
          </table:table-cell>
          <table:table-cell table:style-name="ce1" table:formula="of:=[.C$9]+[.$A3]*[.C$10]" office:value-type="float" office:value="9.99" calcext:value-type="float">
            <text:p>9.99</text:p>
          </table:table-cell>
          <table:table-cell table:style-name="ce1" table:formula="of:=[.D$9]+[.$A3]*[.D$10]" office:value-type="float" office:value="24.49" calcext:value-type="float">
            <text:p>24.49</text:p>
          </table:table-cell>
          <table:table-cell table:style-name="ce2" table:formula="of:=[.E$9]+[.$A3]*[.E$10]" office:value-type="float" office:value="0.029162" calcext:value-type="float">
            <text:p>0.029162</text:p>
          </table:table-cell>
          <table:table-cell table:style-name="ce2" table:formula="of:=[.F$9]+[.$A3]*[.F$10]" office:value-type="float" office:value="0.02419" calcext:value-type="float">
            <text:p>0.024190</text:p>
          </table:table-cell>
          <table:table-cell table:style-name="ce2" table:formula="of:=[.G$9]+[.$A3]*[.G$10]" office:value-type="float" office:value="-0.12224" calcext:value-type="float">
            <text:p>-0.1222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9]+[.$A4]*[.B$10]" office:value-type="float" office:value="3452.25" calcext:value-type="float">
            <text:p>3452.25</text:p>
          </table:table-cell>
          <table:table-cell table:style-name="ce1" table:formula="of:=[.C$9]+[.$A4]*[.C$10]" office:value-type="float" office:value="10.27" calcext:value-type="float">
            <text:p>10.27</text:p>
          </table:table-cell>
          <table:table-cell table:style-name="ce1" table:formula="of:=[.D$9]+[.$A4]*[.D$10]" office:value-type="float" office:value="23.35" calcext:value-type="float">
            <text:p>23.35</text:p>
          </table:table-cell>
          <table:table-cell table:style-name="ce2" table:formula="of:=[.E$9]+[.$A4]*[.E$10]" office:value-type="float" office:value="0.04777" calcext:value-type="float">
            <text:p>0.047770</text:p>
          </table:table-cell>
          <table:table-cell table:style-name="ce2" table:formula="of:=[.F$9]+[.$A4]*[.F$10]" office:value-type="float" office:value="-0.08056" calcext:value-type="float">
            <text:p>-0.080560</text:p>
          </table:table-cell>
          <table:table-cell table:style-name="ce2" table:formula="of:=[.G$9]+[.$A4]*[.G$10]" office:value-type="float" office:value="0.00885999999999998" calcext:value-type="float">
            <text:p>0.00886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9]+[.$A5]*[.B$10]" office:value-type="float" office:value="3473.9" calcext:value-type="float">
            <text:p>3473.90</text:p>
          </table:table-cell>
          <table:table-cell table:style-name="ce1" table:formula="of:=[.C$9]+[.$A5]*[.C$10]" office:value-type="float" office:value="10.55" calcext:value-type="float">
            <text:p>10.55</text:p>
          </table:table-cell>
          <table:table-cell table:style-name="ce1" table:formula="of:=[.D$9]+[.$A5]*[.D$10]" office:value-type="float" office:value="22.21" calcext:value-type="float">
            <text:p>22.21</text:p>
          </table:table-cell>
          <table:table-cell table:style-name="ce2" table:formula="of:=[.E$9]+[.$A5]*[.E$10]" office:value-type="float" office:value="0.066378" calcext:value-type="float">
            <text:p>0.066378</text:p>
          </table:table-cell>
          <table:table-cell table:style-name="ce2" table:formula="of:=[.F$9]+[.$A5]*[.F$10]" office:value-type="float" office:value="-0.18531" calcext:value-type="float">
            <text:p>-0.185310</text:p>
          </table:table-cell>
          <table:table-cell table:style-name="ce2" table:formula="of:=[.G$9]+[.$A5]*[.G$10]" office:value-type="float" office:value="0.13996" calcext:value-type="float">
            <text:p>0.13996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9]+[.$A6]*[.B$10]" office:value-type="float" office:value="3495.55" calcext:value-type="float">
            <text:p>3495.55</text:p>
          </table:table-cell>
          <table:table-cell table:style-name="ce1" table:formula="of:=[.C$9]+[.$A6]*[.C$10]" office:value-type="float" office:value="10.83" calcext:value-type="float">
            <text:p>10.83</text:p>
          </table:table-cell>
          <table:table-cell table:style-name="ce1" table:formula="of:=[.D$9]+[.$A6]*[.D$10]" office:value-type="float" office:value="21.07" calcext:value-type="float">
            <text:p>21.07</text:p>
          </table:table-cell>
          <table:table-cell table:style-name="ce2" table:formula="of:=[.E$9]+[.$A6]*[.E$10]" office:value-type="float" office:value="0.084986" calcext:value-type="float">
            <text:p>0.084986</text:p>
          </table:table-cell>
          <table:table-cell table:style-name="ce2" table:formula="of:=[.F$9]+[.$A6]*[.F$10]" office:value-type="float" office:value="-0.29006" calcext:value-type="float">
            <text:p>-0.290060</text:p>
          </table:table-cell>
          <table:table-cell table:style-name="ce2" table:formula="of:=[.G$9]+[.$A6]*[.G$10]" office:value-type="float" office:value="0.27106" calcext:value-type="float">
            <text:p>0.27106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etasha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undwert</text:p>
          </table:table-cell>
          <table:table-cell office:value-type="float" office:value="3387.3" calcext:value-type="float">
            <text:p>3387.30</text:p>
          </table:table-cell>
          <table:table-cell office:value-type="float" office:value="9.43" calcext:value-type="float">
            <text:p>9.43</text:p>
          </table:table-cell>
          <table:table-cell office:value-type="float" office:value="26.77" calcext:value-type="float">
            <text:p>26.77</text:p>
          </table:table-cell>
          <table:table-cell table:style-name="ce2" office:value-type="float" office:value="-0.008054" calcext:value-type="float">
            <text:p>-0.008054</text:p>
          </table:table-cell>
          <table:table-cell table:style-name="ce2" office:value-type="float" office:value="0.23369" calcext:value-type="float">
            <text:p>0.233690</text:p>
          </table:table-cell>
          <table:table-cell table:style-name="ce2" office:value-type="float" office:value="-0.38444" calcext:value-type="float">
            <text:p>-0.3844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ktor</text:p>
          </table:table-cell>
          <table:table-cell office:value-type="float" office:value="21.65" calcext:value-type="float">
            <text:p>21.6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-1.14" calcext:value-type="float">
            <text:p>-1.14</text:p>
          </table:table-cell>
          <table:table-cell table:style-name="ce2" office:value-type="float" office:value="0.018608" calcext:value-type="float">
            <text:p>0.018608</text:p>
          </table:table-cell>
          <table:table-cell table:style-name="ce2" office:value-type="float" office:value="-0.10475" calcext:value-type="float">
            <text:p>-0.104750</text:p>
          </table:table-cell>
          <table:table-cell table:style-name="ce2" office:value-type="float" office:value="0.1311" calcext:value-type="float">
            <text:p>0.13110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penC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undwert</text:p>
          </table:table-cell>
          <table:table-cell table:formula="of:=[.B9]" office:value-type="float" office:value="3387.3" calcext:value-type="float">
            <text:p>3387.30</text:p>
          </table:table-cell>
          <table:table-cell table:formula="of:=[.L1]/2+[.C9]-0.5" office:value-type="float" office:value="2312.93" calcext:value-type="float">
            <text:p>2312.93</text:p>
          </table:table-cell>
          <table:table-cell table:formula="of:=[.L2]/2+[.D9]-0.5" office:value-type="float" office:value="1322.27" calcext:value-type="float">
            <text:p>1322.27</text:p>
          </table:table-cell>
          <table:table-cell table:style-name="ce2" table:formula="of:=[.E9]" office:value-type="float" office:value="-0.008054" calcext:value-type="float">
            <text:p>-0.008054</text:p>
          </table:table-cell>
          <table:table-cell table:style-name="ce2" table:formula="of:=[.F9]" office:value-type="float" office:value="0.23369" calcext:value-type="float">
            <text:p>0.233690</text:p>
          </table:table-cell>
          <table:table-cell table:number-columns-repeated="2"/>
          <table:table-cell table:style-name="ce2" table:formula="of:=[.G9]" office:value-type="float" office:value="-0.38444" calcext:value-type="float">
            <text:p>-0.384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tor</text:p>
          </table:table-cell>
          <table:table-cell table:formula="of:=[.B10]" office:value-type="float" office:value="21.65" calcext:value-type="float">
            <text:p>21.65</text:p>
          </table:table-cell>
          <table:table-cell table:style-name="ce1" table:formula="of:=[.C10]" office:value-type="float" office:value="0.28" calcext:value-type="float">
            <text:p>0.28</text:p>
          </table:table-cell>
          <table:table-cell table:style-name="ce1" table:formula="of:=[.D10]" office:value-type="float" office:value="-1.14" calcext:value-type="float">
            <text:p>-1.14</text:p>
          </table:table-cell>
          <table:table-cell table:style-name="ce2" table:formula="of:=[.E10]" office:value-type="float" office:value="0.018608" calcext:value-type="float">
            <text:p>0.018608</text:p>
          </table:table-cell>
          <table:table-cell table:style-name="ce2" table:formula="of:=[.F10]" office:value-type="float" office:value="-0.10475" calcext:value-type="float">
            <text:p>-0.104750</text:p>
          </table:table-cell>
          <table:table-cell table:number-columns-repeated="2"/>
          <table:table-cell table:style-name="ce2" table:formula="of:=[.G10]" office:value-type="float" office:value="0.1311" calcext:value-type="float">
            <text:p>0.1311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table:formula="of:=[.B14]+[.B15]" office:value-type="float" office:value="3408.95" calcext:value-type="float">
            <text:p>3408.95</text:p>
          </table:table-cell>
          <table:table-cell table:style-name="ce1" table:formula="of:=[.C14]+[.C15]" office:value-type="float" office:value="2313.21" calcext:value-type="float">
            <text:p>2313.21</text:p>
          </table:table-cell>
          <table:table-cell table:style-name="ce1" table:formula="of:=[.D14]+[.D15]" office:value-type="float" office:value="1321.13" calcext:value-type="float">
            <text:p>1321.13</text:p>
          </table:table-cell>
          <table:table-cell table:style-name="ce2" table:formula="of:=[.E14]+[.E15]" office:value-type="float" office:value="0.010554" calcext:value-type="float">
            <text:p>0.010554</text:p>
          </table:table-cell>
          <table:table-cell table:style-name="ce2" table:formula="of:=[.F14]+[.F15]" office:value-type="float" office:value="0.12894" calcext:value-type="float">
            <text:p>0.1289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I14]+[.I15]" office:value-type="float" office:value="-0.25334" calcext:value-type="float">
            <text:p>-0.25334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 table:number-rows-repeated="6">
          <table:table-cell/>
          <table:table-cell table:style-name="Default"/>
          <table:table-cell table:number-columns-repeated="10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s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ens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8.29121" calcext:value-type="float">
            <text:p>3408.29</text:p>
          </table:table-cell>
          <table:table-cell office:value-type="float" office:value="9.86851" calcext:value-type="float">
            <text:p>9.86851</text:p>
          </table:table-cell>
          <table:table-cell office:value-type="float" office:value="22.5221" calcext:value-type="float">
            <text:p>22.5221</text:p>
          </table:table-cell>
          <table:table-cell office:value-type="float" office:value="0.0437182" calcext:value-type="float">
            <text:p>0.0437182</text:p>
          </table:table-cell>
          <table:table-cell office:value-type="float" office:value="-0.00333702" calcext:value-type="float">
            <text:p>-0.00333702</text:p>
          </table:table-cell>
          <table:table-cell office:value-type="float" office:value="-0.0923558" calcext:value-type="float">
            <text:p>-0.09235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6.97446" calcext:value-type="float">
            <text:p>3436.97</text:p>
          </table:table-cell>
          <table:table-cell office:value-type="float" office:value="10.3199" calcext:value-type="float">
            <text:p>10.3199</text:p>
          </table:table-cell>
          <table:table-cell office:value-type="float" office:value="20.7441" calcext:value-type="float">
            <text:p>20.7441</text:p>
          </table:table-cell>
          <table:table-cell office:value-type="float" office:value="0.0328919" calcext:value-type="float">
            <text:p>0.0328919</text:p>
          </table:table-cell>
          <table:table-cell office:value-type="float" office:value="0.0245479" calcext:value-type="float">
            <text:p>0.0245479</text:p>
          </table:table-cell>
          <table:table-cell office:value-type="float" office:value="-0.138402" calcext:value-type="float">
            <text:p>-0.1384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2.735" calcext:value-type="float">
            <text:p>3462.74</text:p>
          </table:table-cell>
          <table:table-cell office:value-type="float" office:value="9.65903" calcext:value-type="float">
            <text:p>9.65903</text:p>
          </table:table-cell>
          <table:table-cell office:value-type="float" office:value="19.6457" calcext:value-type="float">
            <text:p>19.6457</text:p>
          </table:table-cell>
          <table:table-cell office:value-type="float" office:value="0.0333546" calcext:value-type="float">
            <text:p>0.0333546</text:p>
          </table:table-cell>
          <table:table-cell office:value-type="float" office:value="-0.0193931" calcext:value-type="float">
            <text:p>-0.0193931</text:p>
          </table:table-cell>
          <table:table-cell office:value-type="float" office:value="-0.063837" calcext:value-type="float">
            <text:p>-0.0638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7.20883" calcext:value-type="float">
            <text:p>3487.21</text:p>
          </table:table-cell>
          <table:table-cell office:value-type="float" office:value="10.8502" calcext:value-type="float">
            <text:p>10.8502</text:p>
          </table:table-cell>
          <table:table-cell office:value-type="float" office:value="18.1414" calcext:value-type="float">
            <text:p>18.1414</text:p>
          </table:table-cell>
          <table:table-cell office:value-type="float" office:value="0.0379664" calcext:value-type="float">
            <text:p>0.0379664</text:p>
          </table:table-cell>
          <table:table-cell office:value-type="float" office:value="-0.0691453" calcext:value-type="float">
            <text:p>-0.0691453</text:p>
          </table:table-cell>
          <table:table-cell office:value-type="float" office:value="0.00742039" calcext:value-type="float">
            <text:p>0.00742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15.89896" calcext:value-type="float">
            <text:p>3515.90</text:p>
          </table:table-cell>
          <table:table-cell office:value-type="float" office:value="11.0241" calcext:value-type="float">
            <text:p>11.0241</text:p>
          </table:table-cell>
          <table:table-cell office:value-type="float" office:value="16.4001" calcext:value-type="float">
            <text:p>16.4001</text:p>
          </table:table-cell>
          <table:table-cell office:value-type="float" office:value="0.0323396" calcext:value-type="float">
            <text:p>0.0323396</text:p>
          </table:table-cell>
          <table:table-cell office:value-type="float" office:value="-0.0834178" calcext:value-type="float">
            <text:p>-0.0834178</text:p>
          </table:table-cell>
          <table:table-cell office:value-type="float" office:value="0.0299186" calcext:value-type="float">
            <text:p>0.0299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.00.0000</text:date>, <text:time style:data-style-name="N2" text:time-value="09:32:35.18301587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0:48:31.065917823</meta:creation-date>
    <dc:date>2024-05-13T09:33:27.714494983</dc:date>
    <meta:editing-duration>PT1H40M24S</meta:editing-duration>
    <meta:editing-cycles>5</meta:editing-cycles>
    <meta:generator>LibreOffice/24.2.2.2$Linux_X86_64 LibreOffice_project/420$Build-2</meta:generator>
    <meta:document-statistic meta:table-count="2" meta:cell-count="126" meta:object-count="0"/>
  </office:meta>
</office:document-meta>
</file>